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P9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style:font-name-asian="Times New Roman2" style:font-name-complex="Times New Roman2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language="ru" fo:country="RU" style:font-size-asian="14pt" style:font-size-complex="14pt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2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3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-asian="Times New Roman2" style:font-name-complex="Times New Roman2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0058.png" xlink:type="simple" xlink:show="embed" xlink:actuate="onLoad"/></draw:frame></text:p>
          </table:table-cell>
          <table:table-cell table:style-name="Table1.B1" office:value-type="string">
            <text:h text:style-name="P6" text:outline-level="1">Логарифм десятичный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 <text:span text:style-name="T9">C</text:span><text:span text:style-name="T1">и</text:span> <text:span text:style-name="T9">|</text:span>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671cm" svg:height="1.769cm" draw:z-index="1"><draw:image xlink:href="../images/0058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<text:span text:style-name="T2">векторизован</text:span><text:span text:style-name="T1">, </text:span>возвращает выходное значение, вычисленное по формуле:</text:p>
            <text:p text:style-name="P3"><draw:frame draw:style-name="fr3" draw:name="Объект1" text:anchor-type="as-char" svg:width="4.886cm" svg:height="0.564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2">где <draw:frame draw:style-name="fr3" draw:name="Объект2" text:anchor-type="as-char" svg:width="2.189cm" svg:height="0.549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 – <text:span text:style-name="T1">амплитуда, круговая частота и фаза</text:span>,</text:p>
            <text:p text:style-name="P2"><draw:frame draw:style-name="fr3" draw:name="Объект3" text:anchor-type="as-char" svg:width="2.427cm" svg:height="0.564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– входно<text:span text:style-name="T8">й и выходной сигналы</text:span><text:span text:style-name="T7">.</text:span></text:p>
            <text:p text:style-name="P2"><text:span text:style-name="T2">Свойства</text:span>:</text:p>
            <text:list xml:id="list1261841500193802121" text:style-name="L1">
              <text:list-item>
                <text:p text:style-name="P7"><text:span text:style-name="T16">Амплитуда – коэффициент</text:span><text:span text:style-name="T16"><draw:frame draw:style-name="fr3" draw:name="Объект4" text:anchor-type="as-char" svg:width="0.482cm" svg:height="0.549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6">.</text:span></text:p>
              </text:list-item>
              <text:list-item>
                <text:p text:style-name="P7"><text:span text:style-name="T16">Частота – коэффициент</text:span><text:span text:style-name="T16"><draw:frame draw:style-name="fr3" draw:name="Объект6" text:anchor-type="as-char" svg:width="0.55cm" svg:height="0.28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6">.</text:span></text:p>
              </text:list-item>
              <text:list-item>
                <text:p text:style-name="P7"><text:span text:style-name="T3">Фаза</text:span><text:span text:style-name="T16"> – коэффициент</text:span><text:span text:style-name="T16"><draw:frame draw:style-name="fr3" draw:name="Объект5" text:anchor-type="as-char" svg:width="0.566cm" svg:height="0.549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6">.</text:span></text:p>
              </text:list-item>
            </text:list>
            <text:p text:style-name="P2"><text:span text:style-name="T7">Параметры могут быть вект</text:span>орами, размерности <text:s/>которых должны быть равны размерности входа, в этом случае на выходе будет также вектор.</text:p>
            <text:p text:style-name="P2"><text:span text:style-name="T15">Примечания</text:span>:</text:p>
            <text:list xml:id="list7639347378253585011" text:style-name="L2">
              <text:list-item>
                <text:p text:style-name="P8"><text:span text:style-name="T4">По умолчанию данный блок реализует логарифмическое десятичное преобразование входного сигнала (скалярного или векторного) с коэффициентами</text:span><text:span text:style-name="T4"><draw:frame draw:style-name="fr3" draw:name="Object3" text:anchor-type="as-char" svg:width="4.025cm" svg:height="0.549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">.</text:span></text:p>
              </text:list-item>
              <text:list-item>
                <text:p text:style-name="P9"><text:span text:style-name="T10">Именованные свойства </text:span><text:span text:style-name="T6">могут быть заданы </text:span><text:span text:style-name="T10">как </text:span><text:span text:style-name="T13">локальные</text:span><text:span text:style-name="T10"> переменные модели (или субмодели) во вкладке </text:span><text:span text:style-name="T13">Параметры,</text:span><text:span text:style-name="T10"> как </text:span><text:span text:style-name="T13">глобальные</text:span><text:span text:style-name="T10"> сигналы проекта при помощи пункта главного меню </text:span><text:span text:style-name="T5">Сервис</text:span><text:span text:style-name="T10"> </text:span><text:span text:style-name="T11">→</text:span><text:span text:style-name="T12"> </text:span><text:span text:style-name="T14">Сигналы,</text:span><text:span text:style-name="T10"> </text:span><text:span text:style-name="T6">или как </text:span><text:span text:style-name="T5">внешние</text:span><text:span text:style-name="T6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огарифм десятичный</dc:title>
    <dc:date>2014-12-01T15:34:07.63</dc:date>
    <meta:generator>OpenOffice/4.1.1$Win32 OpenOffice.org_project/411m6$Build-9775</meta:generator>
    <meta:editing-duration>PT2H32M59S</meta:editing-duration>
    <meta:editing-cycles>155</meta:editing-cycles>
    <meta:document-statistic meta:table-count="1" meta:image-count="2" meta:object-count="7" meta:page-count="1" meta:paragraph-count="18" meta:word-count="122" meta:character-count="83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 mathvariant="italic">lg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lg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

<file path=Object 7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 =1,~ f=0</annotation>
  </semantics>
</math>
</file>